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729166666666666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91666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57291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66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-by-age-gender-and-race">
      <style:table-properties table:display="true" style:writing-mode="lr-tb"/>
    </style:style>
    <style:style style:name="ta4" style:family="table" style:master-page-name="PageStyle_5f_relationship-of-victim-to-offen">
      <style:table-properties table:display="true" style:writing-mode="lr-tb"/>
    </style:style>
    <style:style style:name="ta5" style:family="table" style:master-page-name="PageStyle_5f_Sheet1">
      <style:table-properties table:display="true" style:writing-mode="lr-tb"/>
    </style:style>
    <style:style style:name="ta6" style:family="table" style:master-page-name="PageStyle_5f_circumstances">
      <style:table-properties table:display="true" style:writing-mode="lr-tb"/>
    </style:style>
    <style:style style:name="ta7" style:family="table" style:master-page-name="PageStyle_5f_circumstances-percenta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47">
            <text:p>2047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637">
            <text:p>637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1667">
            <text:p>1667</text:p>
          </table:table-cell>
          <table:table-cell table:style-name="ce22" office:value-type="float" office:value="1083">
            <text:p>1083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1042">
            <text:p>1042</text:p>
          </table:table-cell>
          <table:table-cell table:style-name="ce22" office:value-type="float" office:value="550">
            <text:p>550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697</text:p>
          </table:table-cell>
          <table:table-cell table:style-name="ce22" table:formula="oooc:=SUM([.C4:.C8])" office:value-type="string">
            <text:p>3793</text:p>
          </table:table-cell>
          <table:table-cell table:style-name="ce22" table:formula="oooc:=SUM([.D4:.D8])" office:value-type="string">
            <text:p>2357</text:p>
          </table:table-cell>
          <table:table-cell table:style-name="ce22" table:formula="oooc:=SUM([.E4:.E8])" office:value-type="string">
            <text:p>674</text:p>
          </table:table-cell>
          <table:table-cell table:style-name="ce22" table:formula="oooc:=SUM([.F4:.F8])" office:value-type="string">
            <text:p>1859</text:p>
          </table:table-cell>
          <table:table-cell table:style-name="ce22" table:formula="oooc:=SUM([.G4:.G8])" office:value-type="string">
            <text:p>1203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3" office:value-type="string">
            <text:p>Month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April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August</text:p>
          </table:table-cell>
          <table:table-cell table:style-name="ce23" office:value-type="string">
            <text:p>Septem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November</text:p>
          </table:table-cell>
          <table:table-cell table:style-name="ce23" office:value-type="string">
            <text:p>December</text:p>
          </table:table-cell>
        </table:table-row>
        <table:table-row table:style-name="ro2">
          <table:table-cell table:style-name="ce23" office:value-type="string">
            <text:p>Number of Aggravated Assaults</text:p>
          </table:table-cell>
          <table:table-cell table:style-name="ce23" office:value-type="float" office:value="735">
            <text:p>735</text:p>
          </table:table-cell>
          <table:table-cell table:style-name="ce23" office:value-type="float" office:value="610">
            <text:p>610</text:p>
          </table:table-cell>
          <table:table-cell table:style-name="ce23" office:value-type="float" office:value="754">
            <text:p>754</text:p>
          </table:table-cell>
          <table:table-cell table:style-name="ce23" office:value-type="float" office:value="874">
            <text:p>874</text:p>
          </table:table-cell>
          <table:table-cell table:style-name="ce23" office:value-type="float" office:value="933">
            <text:p>933</text:p>
          </table:table-cell>
          <table:table-cell table:style-name="ce23" office:value-type="float" office:value="867">
            <text:p>867</text:p>
          </table:table-cell>
          <table:table-cell table:style-name="ce23" office:value-type="float" office:value="927">
            <text:p>927</text:p>
          </table:table-cell>
          <table:table-cell table:style-name="ce23" office:value-type="float" office:value="903">
            <text:p>903</text:p>
          </table:table-cell>
          <table:table-cell table:style-name="ce23" office:value-type="float" office:value="849">
            <text:p>849</text:p>
          </table:table-cell>
          <table:table-cell table:style-name="ce23" office:value-type="float" office:value="892">
            <text:p>892</text:p>
          </table:table-cell>
          <table:table-cell table:style-name="ce23" office:value-type="float" office:value="741">
            <text:p>741</text:p>
          </table:table-cell>
          <table:table-cell table:style-name="ce23" office:value-type="float" office:value="749">
            <text:p>749</text:p>
          </table:table-cell>
        </table:table-row>
      </table:table>
      <table:table table:name="offender-by-age-gender-and-race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4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3099">
            <text:p>3099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254">
            <text:p>254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928">
            <text:p>1928</text:p>
          </table:table-cell>
          <table:table-cell table:style-name="ce22" office:value-type="float" office:value="2502">
            <text:p>2502</text:p>
          </table:table-cell>
          <table:table-cell table:style-name="ce22" office:value-type="float" office:value="836">
            <text:p>836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2954</text:p>
          </table:table-cell>
          <table:table-cell table:style-name="ce22" table:formula="oooc:=SUM([.C4:.C8])" office:value-type="string">
            <text:p>5722</text:p>
          </table:table-cell>
          <table:table-cell table:style-name="ce22" table:formula="oooc:=SUM([.D4:.D8])" office:value-type="string">
            <text:p>1765</text:p>
          </table:table-cell>
          <table:table-cell table:style-name="ce22" table:formula="oooc:=SUM([.E4:.E8])" office:value-type="string">
            <text:p>425</text:p>
          </table:table-cell>
          <table:table-cell table:style-name="ce22" table:formula="oooc:=SUM([.F4:.F8])" office:value-type="string">
            <text:p>922</text:p>
          </table:table-cell>
          <table:table-cell table:style-name="ce22" table:formula="oooc:=SUM([.G4:.G8])" office:value-type="string">
            <text:p>388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relationship-of-victim-to-offen" table:style-name="ta4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office:value-type="string">
            <text:p>Relationship of Victim to Offender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Spouse</text:p>
          </table:table-cell>
          <table:table-cell table:style-name="ce23" office:value-type="float" office:value="611">
            <text:p>611</text:p>
          </table:table-cell>
        </table:table-row>
        <table:table-row table:style-name="ro2">
          <table:table-cell table:style-name="ce23" office:value-type="string">
            <text:p>Common-Law Spouse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3" office:value-type="string">
            <text:p>Parent</text:p>
          </table:table-cell>
          <table:table-cell table:style-name="ce23" office:value-type="float" office:value="165">
            <text:p>165</text:p>
          </table:table-cell>
        </table:table-row>
        <table:table-row table:style-name="ro2">
          <table:table-cell table:style-name="ce23" office:value-type="string">
            <text:p>Sibling</text:p>
          </table:table-cell>
          <table:table-cell table:style-name="ce23" office:value-type="float" office:value="268">
            <text:p>268</text:p>
          </table:table-cell>
        </table:table-row>
        <table:table-row table:style-name="ro2">
          <table:table-cell table:style-name="ce23" office:value-type="string">
            <text:p>Child</text:p>
          </table:table-cell>
          <table:table-cell table:style-name="ce23" office:value-type="float" office:value="234">
            <text:p>234</text:p>
          </table:table-cell>
        </table:table-row>
        <table:table-row table:style-name="ro2">
          <table:table-cell table:style-name="ce23" office:value-type="string">
            <text:p>Grandparent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Grandchild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In-Law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3" office:value-type="string">
            <text:p>Stepparent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3" office:value-type="string">
            <text:p>Stepchild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3" office:value-type="string">
            <text:p>Stepsibling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Other Family Member</text:p>
          </table:table-cell>
          <table:table-cell table:style-name="ce23" office:value-type="float" office:value="246">
            <text:p>246</text:p>
          </table:table-cell>
        </table:table-row>
        <table:table-row table:style-name="ro2">
          <table:table-cell table:style-name="ce23" office:value-type="string">
            <text:p>Victim Was Offender</text:p>
          </table:table-cell>
          <table:table-cell table:style-name="ce23" office:value-type="float" office:value="440">
            <text:p>440</text:p>
          </table:table-cell>
        </table:table-row>
        <table:table-row table:style-name="ro2">
          <table:table-cell table:style-name="ce23" office:value-type="string">
            <text:p>Acquaintance</text:p>
          </table:table-cell>
          <table:table-cell table:style-name="ce23" office:value-type="float" office:value="2769">
            <text:p>2769</text:p>
          </table:table-cell>
        </table:table-row>
        <table:table-row table:style-name="ro2">
          <table:table-cell table:style-name="ce23" office:value-type="string">
            <text:p>Friend</text:p>
          </table:table-cell>
          <table:table-cell table:style-name="ce23" office:value-type="float" office:value="431">
            <text:p>431</text:p>
          </table:table-cell>
        </table:table-row>
        <table:table-row table:style-name="ro2">
          <table:table-cell table:style-name="ce23" office:value-type="string">
            <text:p>Neighbor</text:p>
          </table:table-cell>
          <table:table-cell table:style-name="ce23" office:value-type="float" office:value="123">
            <text:p>123</text:p>
          </table:table-cell>
        </table:table-row>
        <table:table-row table:style-name="ro2">
          <table:table-cell table:style-name="ce23" office:value-type="string">
            <text:p>Babysittee (the baby)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Boyfriend/Girlfriend</text:p>
          </table:table-cell>
          <table:table-cell table:style-name="ce23" office:value-type="float" office:value="1069">
            <text:p>1069</text:p>
          </table:table-cell>
        </table:table-row>
        <table:table-row table:style-name="ro2">
          <table:table-cell table:style-name="ce23" office:value-type="string">
            <text:p>Child of Boyfriend/Girlfriend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3" office:value-type="string">
            <text:p>Homosexual Relationship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3" office:value-type="string">
            <text:p>Ex-Spouse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3" office:value-type="string">
            <text:p>Employee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3" office:value-type="string">
            <text:p>Employer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Otherwise Known</text:p>
          </table:table-cell>
          <table:table-cell table:style-name="ce23" office:value-type="float" office:value="1462">
            <text:p>1462</text:p>
          </table:table-cell>
        </table:table-row>
        <table:table-row table:style-name="ro2">
          <table:table-cell table:style-name="ce23" office:value-type="string">
            <text:p>Relationship Unknown</text:p>
          </table:table-cell>
          <table:table-cell table:style-name="ce23" office:value-type="float" office:value="3537">
            <text:p>3537</text:p>
          </table:table-cell>
        </table:table-row>
        <table:table-row table:style-name="ro2">
          <table:table-cell table:style-name="ce23" office:value-type="string">
            <text:p>Victim Was Stranger</text:p>
          </table:table-cell>
          <table:table-cell table:style-name="ce23" office:value-type="float" office:value="2546">
            <text:p>2546</text:p>
          </table:table-cell>
        </table:table-row>
      </table:table>
      <table:table table:name="Sheet1" table:style-name="ta5" table:print="false">
        <office:forms form:automatic-focus="false" form:apply-design-mode="false"/>
        <table:table-column table:style-name="co3" table:default-cell-style-name="ce15"/>
        <table:table-column table:style-name="co7" table:default-cell-style-name="ce15" table:number-columns-repeated="255"/>
        <table:table-row table:style-name="ro2">
          <table:table-cell table:style-name="ce23" office:value-type="string">
            <text:p>Relationship of Victim to Offender</text:p>
          </table:table-cell>
          <table:table-cell table:style-name="ce23" office:value-type="string">
            <text:p>Percentage</text:p>
          </table:table-cell>
        </table:table-row>
        <table:table-row table:style-name="ro2">
          <table:table-cell table:style-name="ce23" office:value-type="string">
            <text:p>Victim Known to Offender</text:p>
          </table:table-cell>
          <table:table-cell table:style-name="ce25" office:value-type="percentage" office:value="0.451">
            <text:p>45.10%</text:p>
          </table:table-cell>
        </table:table-row>
        <table:table-row table:style-name="ro2">
          <table:table-cell table:style-name="ce23" office:value-type="string">
            <text:p>Victim Related to Offender</text:p>
          </table:table-cell>
          <table:table-cell table:style-name="ce25" office:value-type="percentage" office:value="0.122">
            <text:p>12.20%</text:p>
          </table:table-cell>
        </table:table-row>
        <table:table-row table:style-name="ro2">
          <table:table-cell table:style-name="ce23" office:value-type="string">
            <text:p>Victim Stranger to Offender</text:p>
          </table:table-cell>
          <table:table-cell table:style-name="ce25" office:value-type="percentage" office:value="0.179">
            <text:p>17.90%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5" office:value-type="percentage" office:value="0.248">
            <text:p>24.80%</text:p>
          </table:table-cell>
        </table:table-row>
      </table:table>
      <table:table table:name="circumstances" table:style-name="ta6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3" office:value-type="string">
            <text:p>Circumstances of Aggravated Assaults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rgument</text:p>
          </table:table-cell>
          <table:table-cell table:style-name="ce23" office:value-type="float" office:value="4295">
            <text:p>4295</text:p>
          </table:table-cell>
        </table:table-row>
        <table:table-row table:style-name="ro2">
          <table:table-cell table:style-name="ce23" office:value-type="string">
            <text:p>Assault on Law Officer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Drug Dealing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3" office:value-type="string">
            <text:p>Gangland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3" office:value-type="string">
            <text:p>Juvenile Gang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3" office:value-type="string">
            <text:p>Lover's Quarrel</text:p>
          </table:table-cell>
          <table:table-cell table:style-name="ce23" office:value-type="float" office:value="397">
            <text:p>397</text:p>
          </table:table-cell>
        </table:table-row>
        <table:table-row table:style-name="ro2">
          <table:table-cell table:style-name="ce23" office:value-type="string">
            <text:p>Other Felony Involved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3" office:value-type="string">
            <text:p>Other Circumstances</text:p>
          </table:table-cell>
          <table:table-cell table:style-name="ce23" office:value-type="float" office:value="2307">
            <text:p>2307</text:p>
          </table:table-cell>
        </table:table-row>
        <table:table-row table:style-name="ro2">
          <table:table-cell table:style-name="ce23" office:value-type="string">
            <text:p>Unknown Circumstances</text:p>
          </table:table-cell>
          <table:table-cell table:style-name="ce23" office:value-type="float" office:value="3507">
            <text:p>3507</text:p>
          </table:table-cell>
        </table:table-row>
      </table:table>
      <table:table table:name="circumstances-percentage" table:style-name="ta7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3" office:value-type="string">
            <text:p>Aggravated Assault Circumstance</text:p>
          </table:table-cell>
          <table:table-cell table:style-name="ce23" office:value-type="string">
            <text:p>Percentage</text:p>
          </table:table-cell>
        </table:table-row>
        <table:table-row table:style-name="ro2">
          <table:table-cell table:style-name="ce23" office:value-type="string">
            <text:p>Argument/Quarrel</text:p>
          </table:table-cell>
          <table:table-cell table:style-name="ce25" office:value-type="percentage" office:value="0.377">
            <text:p>37.70%</text:p>
          </table:table-cell>
        </table:table-row>
        <table:table-row table:style-name="ro2">
          <table:table-cell table:style-name="ce23" office:value-type="string">
            <text:p>Assault on Officer</text:p>
          </table:table-cell>
          <table:table-cell table:style-name="ce25" office:value-type="percentage" office:value="0.059">
            <text:p>5.90%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5" office:value-type="percentage" office:value="0.256">
            <text:p>25.60%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5" office:value-type="percentage" office:value="0.308">
            <text:p>30.8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by-age-gender-and-race" style:display-name="PageStyle_offender-by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ircumstances" style:display-name="PageStyle_circumstanc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circumstances-percentage" style:display-name="PageStyle_circumstances-percentag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